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1" svg:font-family="Inter, Inter-fallback, system-ui, apple-system, BlinkMacSystemFont, 'Segoe UI', Roboto, Ubuntu, 'Helvetica Neue', Oxygen, Cantarell, sans-serif"/>
    <style:font-face style:name="Inter" svg:font-family="Inter, ui-sans-serif, system-ui, apple-system, 'Segoe UI', Roboto, 'Helvetica Neue', Arial, 'Noto Sans', sans-serif, 'Apple Color Emoji', 'Segoe UI Emoji', 'Segoe UI Symbol', 'Noto Color Emoji'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e39" officeooo:paragraph-rsid="00074e39"/>
    </style:style>
    <style:style style:name="P2" style:family="paragraph" style:parent-style-name="Standard">
      <style:text-properties officeooo:rsid="00075e06" officeooo:paragraph-rsid="00075e06"/>
    </style:style>
    <style:style style:name="P3" style:family="paragraph" style:parent-style-name="Standard">
      <style:text-properties fo:font-weight="bold" officeooo:rsid="0007e1f7" officeooo:paragraph-rsid="0007e1f7" style:font-weight-asian="bold" style:font-weight-complex="bold"/>
    </style:style>
    <style:style style:name="P4" style:family="paragraph" style:parent-style-name="Standard">
      <style:text-properties officeooo:rsid="0007e1f7" officeooo:paragraph-rsid="0007e1f7"/>
    </style:style>
    <style:style style:name="P5" style:family="paragraph" style:parent-style-name="Text_20_body">
      <style:text-properties officeooo:rsid="00099c81" officeooo:paragraph-rsid="00099c81"/>
    </style:style>
    <style:style style:name="P6" style:family="paragraph" style:parent-style-name="Text_20_body">
      <style:text-properties fo:font-weight="bold" officeooo:rsid="00099c81" officeooo:paragraph-rsid="00099c81" style:font-weight-asian="bold" style:font-weight-complex="bold"/>
    </style:style>
    <style:style style:name="P7" style:family="paragraph" style:parent-style-name="Text_20_body">
      <style:text-properties fo:font-weight="bold" officeooo:rsid="00099c81" officeooo:paragraph-rsid="000c6a35" style:font-weight-asian="bold" style:font-weight-complex="bold"/>
    </style:style>
    <style:style style:name="P8" style:family="paragraph" style:parent-style-name="Text_20_body">
      <style:text-properties fo:font-weight="bold" officeooo:rsid="000a77e1" officeooo:paragraph-rsid="000a77e1" style:font-weight-asian="bold" style:font-weight-complex="bold"/>
    </style:style>
    <style:style style:name="P9" style:family="paragraph" style:parent-style-name="Text_20_body">
      <style:text-properties fo:font-weight="bold" officeooo:rsid="000c6a35" officeooo:paragraph-rsid="000c6a35" style:font-weight-asian="bold" style:font-weight-complex="bold"/>
    </style:style>
    <style:style style:name="P10" style:family="paragraph" style:parent-style-name="Text_20_body">
      <style:text-properties fo:font-weight="bold" officeooo:rsid="000ceed0" officeooo:paragraph-rsid="000ceed0" style:font-weight-asian="bold" style:font-weight-complex="bold"/>
    </style:style>
    <style:style style:name="P11" style:family="paragraph" style:parent-style-name="Text_20_body">
      <style:text-properties fo:font-weight="bold" officeooo:rsid="0010ce43" officeooo:paragraph-rsid="0010ce43" style:font-weight-asian="bold" style:font-weight-complex="bold"/>
    </style:style>
    <style:style style:name="P12" style:family="paragraph" style:parent-style-name="Text_20_body">
      <style:text-properties officeooo:rsid="000a77e1" officeooo:paragraph-rsid="000a77e1"/>
    </style:style>
    <style:style style:name="P13" style:family="paragraph" style:parent-style-name="Text_20_body">
      <style:text-properties officeooo:rsid="000c6a35" officeooo:paragraph-rsid="000c6a35"/>
    </style:style>
    <style:style style:name="P14" style:family="paragraph" style:parent-style-name="Text_20_body">
      <style:text-properties officeooo:rsid="000ceed0" officeooo:paragraph-rsid="000ceed0"/>
    </style:style>
    <style:style style:name="P15" style:family="paragraph" style:parent-style-name="Text_20_body">
      <style:text-properties officeooo:rsid="0010ce43" officeooo:paragraph-rsid="0010ce43"/>
    </style:style>
    <style:style style:name="P16" style:family="paragraph" style:parent-style-name="Heading_20_1">
      <style:text-properties officeooo:paragraph-rsid="00099c81"/>
    </style:style>
    <style:style style:name="P17" style:family="paragraph" style:parent-style-name="Heading_20_1">
      <style:text-properties officeooo:paragraph-rsid="0027860f"/>
    </style:style>
    <style:style style:name="P18" style:family="paragraph" style:parent-style-name="Heading_20_1">
      <style:text-properties officeooo:rsid="0013ae1e"/>
    </style:style>
    <style:style style:name="P19" style:family="paragraph" style:parent-style-name="Heading_20_1">
      <style:paragraph-properties fo:margin-left="0in" fo:margin-right="0in" fo:margin-top="0in" fo:margin-bottom="0.25in" loext:contextual-spacing="false" fo:orphans="2" fo:widows="2" fo:text-indent="0in" style:auto-text-indent="false"/>
      <style:text-properties fo:font-variant="normal" fo:text-transform="none" fo:color="#404040" style:font-name="Roboto Slab" fo:font-size="21pt" fo:letter-spacing="normal" fo:font-style="normal" fo:font-weight="normal"/>
    </style:style>
    <style:style style:name="P20" style:family="paragraph" style:parent-style-name="Text_20_body">
      <style:text-properties officeooo:rsid="0013ae1e" officeooo:paragraph-rsid="0013ae1e"/>
    </style:style>
    <style:style style:name="P21" style:family="paragraph" style:parent-style-name="Text_20_body">
      <style:text-properties officeooo:paragraph-rsid="0013ae1e"/>
    </style:style>
    <style:style style:name="P22" style:family="paragraph" style:parent-style-name="Text_20_body">
      <style:text-properties officeooo:paragraph-rsid="0027860f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bold" officeooo:rsid="000a77e1" officeooo:paragraph-rsid="000a77e1" style:font-weight-asian="bold" style:font-weight-complex="bold"/>
    </style:style>
    <style:style style:name="P25" style:family="paragraph" style:parent-style-name="Text_20_body">
      <style:text-properties officeooo:rsid="0010ce43" officeooo:paragraph-rsid="0010ce43"/>
    </style:style>
    <style:style style:name="P26" style:family="paragraph" style:parent-style-name="Text_20_body">
      <style:text-properties officeooo:rsid="000ceed0" officeooo:paragraph-rsid="000cee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d4d5"/>
    </style:style>
    <style:style style:name="T3" style:family="text">
      <style:text-properties officeooo:rsid="0013ae1e"/>
    </style:style>
    <style:style style:name="T4" style:family="text">
      <style:text-properties officeooo:rsid="0014c657"/>
    </style:style>
    <style:style style:name="T5" style:family="text">
      <style:text-properties fo:font-variant="normal" fo:text-transform="none" fo:color="#6b7280" style:font-name="Inter" fo:font-size="15pt" fo:letter-spacing="normal" fo:font-style="normal" fo:font-weight="normal"/>
    </style:style>
    <style:style style:name="T6" style:family="text">
      <style:text-properties fo:font-variant="normal" fo:text-transform="none" fo:color="#314149" style:font-name="Inter1" fo:font-size="1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What is Blockchain</text:h>
      <text:p text:style-name="P1"/>
      <text:p text:style-name="P2">Blockchain is also a data structure <text:s/>– a decentralized database consisting of fixed length blocks.</text:p>
      <text:p text:style-name="P2">- the blocks in a blockchain include a number of transactions.</text:p>
      <text:p text:style-name="P2"/>
      <text:p text:style-name="P4">A whitepaper was released in 2008 by bitcoin founder satoshi nakamoto. Nakamotos whitepaper referred to blockchain as a `chain of blocks` over time, chain of blocks came to be referred as blockchain.</text:p>
      <text:p text:style-name="P4"/>
      <text:p text:style-name="P3">Working of blockchain:</text:p>
      <text:p text:style-name="P4"/>
      <text:p text:style-name="P4">a block consists of two major parts: Header and Body.</text:p>
      <text:h text:style-name="Heading_20_1" text:outline-level="1">Cryptography</text:h>
      <text:p text:style-name="P7">Transforming plaintext into ciphertext.</text:p>
      <text:p text:style-name="P5">Cryptography provides protection by transforming data into and unreadable form.</text:p>
      <text:p text:style-name="P12">Plantext can be converted into ciphertext by using two ways:</text:p>
      <text:p text:style-name="P12">* <text:span text:style-name="T1">substitution</text:span>: a method that changes or swaps one character for another.</text:p>
      <text:p text:style-name="P12">e.g if every letter is shifted right by three letters.</text:p>
      <text:p text:style-name="P12"/>
      <text:p text:style-name="P12">* <text:span text:style-name="T1">Transposition</text:span>: A method that changes the order of characters of a word by using some predetermined method.</text:p>
      <text:p text:style-name="P12"/>
      <text:p text:style-name="P8">Symmetric key cryptography</text:p>
      <text:p text:style-name="P12">* the same key is used to perform encryption and decryption</text:p>
      <text:p text:style-name="P12">* the key is shared betweeen the two parties over a secure channel.</text:p>
      <text:p text:style-name="P12">* confidentiality of data is provided.</text:p>
      <text:p text:style-name="P12">* Authentication and non-repudiation are not provided.</text:p>
      <text:p text:style-name="P12">* Origin of the message cannot be determined.</text:p>
      <text:p text:style-name="P12"/>
      <text:p text:style-name="P8">Asymmetric key cryptography </text:p>
      <text:p text:style-name="P12">in asymmetric key cryptography:</text:p>
      <text:p text:style-name="P12">* a pair of keys is used.</text:p>
      <text:p text:style-name="P12">* a public key is created from a private key.</text:p>
      <text:p text:style-name="P12">* it was developed due to problems in symmetric key cryptography.</text:p>
      <text:p text:style-name="P12"><text:soft-page-break/></text:p>
      <text:p text:style-name="P12"/>
      <text:p text:style-name="P8">Cryptographic Hashing </text:p>
      <text:p text:style-name="P12">hashing transforms data or a string of characters into a short and fixed length value.</text:p>
      <text:p text:style-name="P12">This value is unique and called hash or hash value or message digest</text:p>
      <text:p text:style-name="P12">this value is unique</text:p>
      <text:p text:style-name="P12">hashing algorithm or cryptographic hash function are used to perform hashing</text:p>
      <text:p text:style-name="P12"/>
      <text:p text:style-name="P8">Hashing Alorithms </text:p>
      <text:p text:style-name="P12">* Hashing is an important cryptographic technique that ensures the integrity of data.</text:p>
      <text:p text:style-name="P12">* Hashing algorithms are categorized on the basis of their implementations, digest size and other things.</text:p>
      <text:p text:style-name="P12"/>
      <text:p text:style-name="P8">Digital signatures</text:p>
      <text:p text:style-name="P12">* digital signature is based on asymmetric key cryptography.</text:p>
      <text:p text:style-name="P12">* it provides a high level of security.</text:p>
      <text:p text:style-name="P12">* it uses a hash value which is encrypted through the private key of the sender.</text:p>
      <text:p text:style-name="P12">* it provides authentication, integrity, and nonrepudiation.</text:p>
      <text:p text:style-name="P12"/>
      <text:p text:style-name="P9">Difference between hashing and encryption</text:p>
      <text:p text:style-name="P13">* Hashing is a one-way process.</text:p>
      <text:p text:style-name="P13">* Encryption is a two-way or reversible process.</text:p>
      <text:p text:style-name="P13">* Hahing will always return a fixed length output regardless of the input size.</text:p>
      <text:p text:style-name="P13">* in encryption, the size of the output depends on the size of input.</text:p>
      <text:p text:style-name="P13"/>
      <text:p text:style-name="P13"/>
      <text:p text:style-name="P6"/>
      <text:p text:style-name="P6"/>
      <text:p text:style-name="P8"/>
      <text:h text:style-name="Heading_20_1" text:outline-level="1"><text:soft-page-break/></text:h>
      <text:h text:style-name="Heading_20_1" text:outline-level="1">Consensus Algorithms</text:h>
      <text:p text:style-name="Text_20_body">Consensus mechanism is implemented in decentralized networks.</text:p>
      <text:p text:style-name="Text_20_body">Consensus algorithms ensure that nodes agree on a consistent global state of the blockchain.</text:p>
      <text:p text:style-name="Text_20_body">Some common consensus algorithms in <text:s/>a networks</text:p>
      <text:p text:style-name="Text_20_body">* Proof of work</text:p>
      <text:p text:style-name="Text_20_body">* proof of stake</text:p>
      <text:p text:style-name="Text_20_body">* proof of elapsed time</text:p>
      <text:p text:style-name="Text_20_body">* crash fault tolerant</text:p>
      <text:p text:style-name="Text_20_body"/>
      <text:p text:style-name="Text_20_body"/>
      <text:h text:style-name="Heading_20_1" text:outline-level="1">programmable Blockchains( smart contracts)</text:h>
      <text:p text:style-name="Text_20_body">* A programmable blockchain implements smart contracts to execute logic programs.</text:p>
      <text:p text:style-name="Text_20_body">* Ethereum Is the most popular programmable blockchain.</text:p>
      <text:p text:style-name="Text_20_body"/>
      <text:p text:style-name="P23">Smart Contracts </text:p>
      <text:p text:style-name="Text_20_body">* it includes a set of predefined conditions.</text:p>
      <text:p text:style-name="Text_20_body">Characteristics:</text:p>
      <text:p text:style-name="Text_20_body">They are self-verifying in nature.</text:p>
      <text:h text:style-name="Heading_20_1" text:outline-level="1">What is a Dapp</text:h>
      <text:p text:style-name="Text_20_body">* applications that are executed on a peer-to-peer network of computers are known as \Daaps.</text:p>
      <text:p text:style-name="Text_20_body">Dapps lack a central authority for decision-making.</text:p>
      <text:p text:style-name="Text_20_body"/>
      <text:p text:style-name="P23">To be Dapp</text:p>
      <text:p text:style-name="Text_20_body">* Applications source code must be open source.</text:p>
      <text:p text:style-name="Text_20_body">* applications data and records must be stored in a public blockchiain.</text:p>
      <text:p text:style-name="Text_20_body">* Application must use cryptographic tokens.</text:p>
      <text:p text:style-name="Text_20_body"><text:span text:style-name="T1">IPFS</text:span> stands for inter-planetary file system.</text:p>
      <text:p text:style-name="Text_20_body">It is a distributed file ssystem that aims to replace http</text:p>
      <text:h text:style-name="Heading_20_1" text:outline-level="1"><text:soft-page-break/>What is a DAO</text:h>
      <text:p text:style-name="Text_20_body">Is an organization which: * functions without any conventional management structure </text:p>
      <text:p text:style-name="Text_20_body">* manages and sustains itself using smart contracts.</text:p>
      <text:p text:style-name="Text_20_body">* DAOs are implemented using smart contracts.</text:p>
      <text:p text:style-name="P23">DO</text:p>
      <text:p text:style-name="Text_20_body">* in a decentralized organization, there is no central decision-making authority.</text:p>
      <text:p text:style-name="P1"/>
      <text:p text:style-name="P1"/>
      <text:p text:style-name="P1"/>
      <text:h text:style-name="Heading_20_1" text:outline-level="1">Introduction to cardano</text:h>
      <text:p text:style-name="P10">Bitcoin</text:p>
      <text:p text:style-name="P14">The main characteristics that define the bitcoin network are : </text:p>
      <text:p text:style-name="P14">Distributed , Cryptographically secure, immutable</text:p>
      <text:p text:style-name="P14"/>
      <text:p text:style-name="P10">Ethereum</text:p>
      <text:p text:style-name="P14">Ethereum aimed to serve as “the world computer”.</text:p>
      <text:p text:style-name="P14">* it interoduced a turing-complet smart-contract language called solidity.</text:p>
      <text:p text:style-name="P14"/>
      <text:p text:style-name="P10">Cardano</text:p>
      <text:p text:style-name="P14">Cardano was conceived by charles hoskinson in 2015.</text:p>
      <text:p text:style-name="P14">it became functional in 2017 with the launch of the “ byron era” chain.</text:p>
      <text:p text:style-name="P14">It is a third generation blockhain technology.</text:p>
      <text:p text:style-name="P14">It addresses the shortcomings of bitcoin and ethereum blockchain.</text:p>
      <text:p text:style-name="P14">It hosts the ADA cryptocurrency.</text:p>
      <text:p text:style-name="P14"/>
      <text:p text:style-name="P10">What is Cardnao?</text:p>
      <text:p text:style-name="P14">Cardano is an open-source, decentralized blockchain, cryptocurrency project</text:p>
      <text:p text:style-name="P14">It aims to solve the problems of : scalability, interoperability, sustainability.</text:p>
      <text:p text:style-name="P14"/>
      <text:p text:style-name="P14"/>
      <text:p text:style-name="P14"/>
      <text:p text:style-name="P14"/>
      <text:p text:style-name="P10"><text:soft-page-break/>Reasons to migrate to cardano</text:p>
      <text:p text:style-name="P14"/>
      <text:p text:style-name="P14">* to eliminate the need for energy-consuming consensus algorithm --- prof-of-work.</text:p>
      <text:p text:style-name="P14">* To embrace an advanced blockchain protocol with high security, scalability and decentralization.</text:p>
      <text:p text:style-name="P14">* to solve problems of earlier generation blockchains.</text:p>
      <text:p text:style-name="P14"/>
      <text:p text:style-name="P10">Organization behind cardano</text:p>
      <text:p text:style-name="P14">* cardano fundation</text:p>
      <text:p text:style-name="P14">* input/ouput</text:p>
      <text:p text:style-name="P14">* emurgo</text:p>
      <text:p text:style-name="P14"/>
      <text:p text:style-name="P10">Advantages of cardano </text:p>
      <text:p text:style-name="P14">it is highly scalable.</text:p>
      <text:p text:style-name="P14">It has strong academic foundation</text:p>
      <text:p text:style-name="P14">it is a research-first driven approach.</text:p>
      <text:p text:style-name="P14">Investors can benefit from the following two aspects of cardano:</text:p>
      <text:p text:style-name="P14">* it offers a robust cryptography, known as ADA.</text:p>
      <text:p text:style-name="P14">* the project value of cardano as a platform is the sum of all projects built on top of it!</text:p>
      <text:p text:style-name="P14"/>
      <text:p text:style-name="P11">About Cardnao</text:p>
      <text:p text:style-name="P15"/>
      <text:p text:style-name="P15">some of the principles adopted by cardano are listed as follows:</text:p>
      <text:p text:style-name="P15">* separation of accounting and computation</text:p>
      <text:p text:style-name="P15">* implementation of core components</text:p>
      <text:p text:style-name="P15">* development of decentralized funding</text:p>
      <text:p text:style-name="P15">* abstracting o transactions</text:p>
      <text:p text:style-name="P15">* developing long-term planning</text:p>
      <text:p text:style-name="P15">* adopting a standards-driven process</text:p>
      <text:p text:style-name="P15"/>
      <text:p text:style-name="P15"/>
      <text:p text:style-name="P15"/>
      <text:p text:style-name="P15"/>
      <text:p text:style-name="P11"><text:soft-page-break/>Roadmap and history of cardano</text:p>
      <text:p text:style-name="P11">Era of cardano</text:p>
      <text:p text:style-name="P15">* byron</text:p>
      <text:p text:style-name="P15">* shelley</text:p>
      <text:p text:style-name="P15">* goguen</text:p>
      <text:p text:style-name="P15">* basho</text:p>
      <text:p text:style-name="P15">* voltaire</text:p>
      <text:p text:style-name="P15"/>
      <text:p text:style-name="P11">The working of cardano </text:p>
      <text:p text:style-name="P15">Cardnao comprises two layers:</text:p>
      <text:p text:style-name="P11"><text:span text:style-name="T2">1. </text:span>Cardano settlement layer(CSL)</text:p>
      <text:p text:style-name="P11"><text:span text:style-name="T2">2. C</text:span>ompution layer</text:p>
      <text:p text:style-name="P15"/>
      <text:p text:style-name="P15">* The csl layer is used to verify and validate the transactions that use ADA cryptography</text:p>
      <text:p text:style-name="P15">* the control layer (side chain) is especially meant for execution of smart contracts with particular assets that are migrated to the control layer.</text:p>
      <text:h text:style-name="Heading_20_1" text:outline-level="1"/>
      <text:p text:style-name="P1"/>
      <text:h text:style-name="Heading_20_1" text:outline-level="1"/>
      <text:p text:style-name="Text_20_body"/>
      <text:h text:style-name="P16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1" svg:font-family="Inter, Inter-fallback, system-ui, apple-system, BlinkMacSystemFont, 'Segoe UI', Roboto, Ubuntu, 'Helvetica Neue', Oxygen, Cantarell, sans-serif"/>
    <style:font-face style:name="Inter" svg:font-family="Inter, ui-sans-serif, system-ui, apple-system, 'Segoe UI', Roboto, 'Helvetica Neue', Arial, 'Noto Sans', sans-serif, 'Apple Color Emoji', 'Segoe UI Emoji', 'Segoe UI Symbol', 'Noto Color Emoji'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2:04:56.449336088</meta:creation-date>
    <meta:generator>LibreOffice/6.4.7.2$Linux_X86_64 LibreOffice_project/40$Build-2</meta:generator>
    <dc:date>2023-10-28T11:47:50.076888252</dc:date>
    <meta:editing-duration>PT1H13M57S</meta:editing-duration>
    <meta:editing-cycles>27</meta:editing-cycles>
    <meta:document-statistic meta:table-count="0" meta:image-count="0" meta:object-count="0" meta:page-count="6" meta:paragraph-count="124" meta:word-count="908" meta:character-count="5735" meta:non-whitespace-character-count="4940"/>
  </office:meta>
</office:document-meta>
</file>